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8cm" draw:fill-color="#b3b3b3" fo:padding-top="-0.01cm" fo:padding-bottom="-0.01cm" fo:padding-left="-0.01cm" fo:padding-right="-0.01cm"/>
    </style:style>
    <style:style style:name="gr2" style:family="graphic" style:parent-style-name="standard">
      <style:graphic-properties svg:stroke-width="0.08cm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.08cm" draw:fill-color="#ffffff" fo:padding-top="-0.01cm" fo:padding-bottom="-0.01cm" fo:padding-left="-0.01cm" fo:padding-right="-0.01cm"/>
    </style:style>
    <style:style style:name="gr4" style:family="graphic" style:parent-style-name="standard">
      <style:graphic-properties svg:stroke-width="0.08cm" fo:padding-top="-0.01cm" fo:padding-bottom="-0.01cm" fo:padding-left="-0.01cm" fo:padding-right="-0.01cm"/>
    </style:style>
    <style:style style:name="gr5" style:family="graphic" style:parent-style-name="standard">
      <style:graphic-properties svg:stroke-width="0.02cm" draw:fill-color="#0000ff" fo:padding-top="-0.04cm" fo:padding-bottom="-0.04cm" fo:padding-left="-0.04cm" fo:padding-right="-0.04cm"/>
    </style:style>
    <style:style style:name="gr6" style:family="graphic" style:parent-style-name="standard">
      <style:graphic-properties svg:stroke-width="0.02cm" draw:fill-color="#8f8f8f" fo:padding-top="-0.04cm" fo:padding-bottom="-0.04cm" fo:padding-left="-0.04cm" fo:padding-right="-0.04cm"/>
    </style:style>
    <style:style style:name="gr7" style:family="graphic" style:parent-style-name="standard">
      <style:graphic-properties draw:stroke="none" draw:fill="none" draw:textarea-horizontal-align="center" draw:textarea-vertical-align="middle" draw:auto-grow-width="true" fo:min-height="1.071cm" fo:min-width="1.071cm"/>
    </style:style>
  </office:automatic-styles>
  <office:body>
    <office:drawing>
      <draw:page draw:name="page1" draw:style-name="dp1" draw:master-page-name="Default">
        <draw:g>
          <draw:glue-point draw:id="4" svg:x="0cm" svg:y="-0.536cm"/>
          <draw:glue-point draw:id="5" svg:x="-5cm" svg:y="-1.071cm"/>
          <draw:glue-point draw:id="6" svg:x="5cm" svg:y="-1.071cm"/>
          <draw:glue-point draw:id="7" svg:x="0cm" svg:y="-2.768cm"/>
          <draw:polygon draw:style-name="gr1" draw:layer="layout" svg:width="1.071cm" svg:height="0.588cm" svg:x="0cm" svg:y="0.339cm" svg:viewBox="0 0 1072 589" draw:points="178,0 142,34 0,346 0,520 71,589 1000,589 1072,520 1072,346 929,34 893,0">
            <text:p/>
          </draw:polygon>
          <draw:polyline draw:style-name="gr2" draw:layer="layout" svg:width="0.993cm" svg:height="0.018cm" svg:x="0.021cm" svg:y="0.625cm" svg:viewBox="0 0 994 19" draw:points="0,0 35,19 958,19 994,0">
            <text:p/>
          </draw:polyline>
          <draw:path draw:style-name="gr2" draw:layer="layout" svg:width="1.071cm" svg:height="0.036cm" svg:x="0cm" svg:y="0.643cm" svg:viewBox="0 0 1072 37" svg:d="m1000 0 72 37m-1072 0 71-37">
            <text:p/>
          </draw:path>
          <draw:polygon draw:style-name="gr3" draw:layer="layout" svg:width="0.514cm" svg:height="0.429cm" svg:x="0.279cm" svg:y="0cm" svg:viewBox="0 0 515 430" draw:points="36,0 0,430 515,430 478,0">
            <text:p/>
          </draw:polygon>
          <draw:polygon draw:style-name="gr4" draw:layer="layout" svg:width="0.729cm" svg:height="0.125cm" svg:x="0.171cm" svg:y="0.429cm" svg:viewBox="0 0 730 126" draw:points="36,0 0,126 730,126 693,0">
            <text:p/>
          </draw:polygon>
          <draw:circle draw:style-name="gr5" draw:layer="layout" svg:width="0.021cm" svg:height="0.021cm" svg:x="0.204cm" svg:y="0.695cm">
            <text:p/>
          </draw:circle>
          <draw:circle draw:style-name="gr5" draw:layer="layout" svg:width="0.021cm" svg:height="0.021cm" svg:x="0.311cm" svg:y="0.695cm">
            <text:p/>
          </draw:circle>
          <draw:circle draw:style-name="gr5" draw:layer="layout" svg:width="0.021cm" svg:height="0.021cm" svg:x="0.418cm" svg:y="0.695cm">
            <text:p/>
          </draw:circle>
          <draw:circle draw:style-name="gr5" draw:layer="layout" svg:width="0.021cm" svg:height="0.021cm" svg:x="0.204cm" svg:y="0.739cm">
            <text:p/>
          </draw:circle>
          <draw:circle draw:style-name="gr5" draw:layer="layout" svg:width="0.021cm" svg:height="0.021cm" svg:x="0.311cm" svg:y="0.739cm">
            <text:p/>
          </draw:circle>
          <draw:circle draw:style-name="gr5" draw:layer="layout" svg:width="0.021cm" svg:height="0.021cm" svg:x="0.418cm" svg:y="0.739cm">
            <text:p/>
          </draw:circle>
          <draw:circle draw:style-name="gr5" draw:layer="layout" svg:width="0.021cm" svg:height="0.021cm" svg:x="0.204cm" svg:y="0.784cm">
            <text:p/>
          </draw:circle>
          <draw:circle draw:style-name="gr5" draw:layer="layout" svg:width="0.021cm" svg:height="0.021cm" svg:x="0.311cm" svg:y="0.784cm">
            <text:p/>
          </draw:circle>
          <draw:circle draw:style-name="gr5" draw:layer="layout" svg:width="0.021cm" svg:height="0.021cm" svg:x="0.418cm" svg:y="0.784cm">
            <text:p/>
          </draw:circle>
          <draw:circle draw:style-name="gr5" draw:layer="layout" svg:width="0.021cm" svg:height="0.021cm" svg:x="0.204cm" svg:y="0.829cm">
            <text:p/>
          </draw:circle>
          <draw:circle draw:style-name="gr5" draw:layer="layout" svg:width="0.021cm" svg:height="0.021cm" svg:x="0.311cm" svg:y="0.829cm">
            <text:p/>
          </draw:circle>
          <draw:circle draw:style-name="gr5" draw:layer="layout" svg:width="0.021cm" svg:height="0.021cm" svg:x="0.418cm" svg:y="0.829cm">
            <text:p/>
          </draw:circle>
          <draw:ellipse draw:style-name="gr6" draw:layer="layout" svg:width="0.268cm" svg:height="0.086cm" svg:x="0.402cm" svg:y="0.671cm">
            <text:p/>
          </draw:ellipse>
          <draw:ellipse draw:style-name="gr6" draw:layer="layout" svg:width="0.268cm" svg:height="0.086cm" svg:x="0.67cm" svg:y="0.671cm">
            <text:p/>
          </draw:ellipse>
          <draw:frame draw:style-name="gr7" draw:layer="layout" svg:width="1.071cm" svg:height="1.071cm" svg:x="0cm" svg:y="0.929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General Printer</dc:title>
    <meta:creation-date>2011-02-07T17:12:34</meta:creation-date>
    <meta:editing-duration>P0D</meta:editing-duration>
    <meta:editing-cycles>1</meta:editing-cycles>
    <meta:document-statistic meta:object-count="21"/>
    <meta:generator>OpenOffice.org/3.3$Linux OpenOffice.org_project/330m20$Build-9567</meta:generator>
  </office:meta>
</office:document-meta>
</file>